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805cm" table:align="left"/>
    </style:style>
    <style:style style:name="Table1.A" style:family="table-column">
      <style:table-column-properties style:column-width="1.977cm"/>
    </style:style>
    <style:style style:name="Table1.B" style:family="table-column">
      <style:table-column-properties style:column-width="3.82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Text_20_body" style:list-style-name="L34"/>
    <style:style style:name="P36" style:family="paragraph" style:parent-style-name="Text_20_body" style:list-style-name="L35"/>
    <style:style style:name="P37" style:family="paragraph" style:parent-style-name="Text_20_body" style:list-style-name="L36"/>
    <style:style style:name="P38" style:family="paragraph" style:parent-style-name="Text_20_body" style:list-style-name="L37"/>
    <style:style style:name="P39" style:family="paragraph" style:parent-style-name="Text_20_body" style:list-style-name="L38"/>
    <style:style style:name="P40" style:family="paragraph" style:parent-style-name="Text_20_body" style:list-style-name="L39"/>
    <style:style style:name="P41" style:family="paragraph" style:parent-style-name="Text_20_body" style:list-style-name="L40"/>
    <style:style style:name="P42" style:family="paragraph" style:parent-style-name="Text_20_body" style:list-style-name="L41"/>
    <style:style style:name="P43" style:family="paragraph" style:parent-style-name="Text_20_body" style:list-style-name="L42"/>
    <style:style style:name="P44" style:family="paragraph" style:parent-style-name="Text_20_body" style:list-style-name="L43"/>
    <style:style style:name="P45" style:family="paragraph" style:parent-style-name="Text_20_body" style:list-style-name="L44"/>
    <style:style style:name="P46" style:family="paragraph" style:parent-style-name="Text_20_body" style:list-style-name="L45"/>
    <style:style style:name="P47" style:family="paragraph" style:parent-style-name="Text_20_body" style:list-style-name="L46"/>
    <style:style style:name="P48" style:family="paragraph" style:parent-style-name="Text_20_body">
      <style:text-properties officeooo:rsid="0015a58a"/>
    </style:style>
    <style:style style:name="P49" style:family="paragraph" style:parent-style-name="Text_20_body" style:list-style-name="L47"/>
    <style:style style:name="P50" style:family="paragraph" style:parent-style-name="Text_20_body" style:list-style-name="L48"/>
    <style:style style:name="P51" style:family="paragraph" style:parent-style-name="Text_20_body" style:list-style-name="L49"/>
    <style:style style:name="P52" style:family="paragraph" style:parent-style-name="Text_20_body" style:list-style-name="L50"/>
    <style:style style:name="P53" style:family="paragraph" style:parent-style-name="Text_20_body" style:list-style-name="L51"/>
    <style:style style:name="P54" style:family="paragraph" style:parent-style-name="Text_20_body" style:list-style-name="L52"/>
    <style:style style:name="P55" style:family="paragraph" style:parent-style-name="Text_20_body" style:list-style-name="L53"/>
    <style:style style:name="P56" style:family="paragraph" style:parent-style-name="Text_20_body" style:list-style-name="L54"/>
    <style:style style:name="P57" style:family="paragraph" style:parent-style-name="Text_20_body" style:list-style-name="L55"/>
    <style:style style:name="P58" style:family="paragraph" style:parent-style-name="Text_20_body" style:list-style-name="L56"/>
    <style:style style:name="P59" style:family="paragraph" style:parent-style-name="Text_20_body" style:list-style-name="L57"/>
    <style:style style:name="P60" style:family="paragraph" style:parent-style-name="Text_20_body" style:list-style-name="L58"/>
    <style:style style:name="P61" style:family="paragraph" style:parent-style-name="Text_20_body" style:list-style-name="L5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Excellent.<text:line-break/>Now we formalize the <text:span text:style-name="Strong_20_Emphasis">Licensing Object Architecture — Commercial Control Spine of the System</text:span>.</text:p>
      <text:p text:style-name="Text_20_body">This is not UI logic.<text:line-break/>This is backend-enforced capability governance.</text:p>
      <text:p text:style-name="Text_20_body">It must:</text:p>
      <text:list text:style-name="L47">
        <text:list-item>
          <text:p text:style-name="P49">Control layer access (L0–L3)</text:p>
        </text:list-item>
        <text:list-item>
          <text:p text:style-name="P49">Control feature flags</text:p>
        </text:list-item>
        <text:list-item>
          <text:p text:style-name="P49">Enforce student billing limits</text:p>
        </text:list-item>
        <text:list-item>
          <text:p text:style-name="P49">Control upgrade eligibility</text:p>
        </text:list-item>
        <text:list-item>
          <text:p text:style-name="P49">Support vendor override</text:p>
        </text:list-item>
        <text:list-item>
          <text:p text:style-name="P49">Be tamper-proof</text:p>
        </text:list-item>
        <text:list-item>
          <text:p text:style-name="P49">Be audit-safe</text:p>
        </text:list-item>
        <text:list-item>
          <text:p text:style-name="P49">Be cache-efficient</text:p>
        </text:list-item>
      </text:list>
      <text:p text:style-name="Text_20_body">This object is referenced on almost every privileged API call.</text:p>
      <text:p text:style-name="Horizontal_20_Line"/>
      <text:h text:style-name="Heading_20_1" text:outline-level="1">🧠 CORE PRINCIPLE</text:h>
      <text:p text:style-name="Text_20_body">Licensing must:</text:p>
      <text:list text:style-name="L48">
        <text:list-item>
          <text:p text:style-name="P50">Be stored per institute</text:p>
        </text:list-item>
        <text:list-item>
          <text:p text:style-name="P50">Be enforced server-side</text:p>
        </text:list-item>
        <text:list-item>
          <text:p text:style-name="P50">Be read-only to institute</text:p>
        </text:list-item>
        <text:list-item>
          <text:p text:style-name="P50">Be overrideable only by vendor</text:p>
        </text:list-item>
        <text:list-item>
          <text:p text:style-name="P50">Be independent of academic logic</text:p>
        </text:list-item>
        <text:list-item>
          <text:p text:style-name="P50">Never rely on frontend hiding</text:p>
        </text:list-item>
      </text:list>
      <text:p text:style-name="Horizontal_20_Line"/>
      <text:h text:style-name="Heading_20_1" text:outline-level="1">📦 1️⃣ LICENSE OBJECT STORAGE</text:h>
      <text:p text:style-name="Text_20_body">Stored at:</text:p>
      <text:p text:style-name="P1"><text:span text:style-name="Source_20_Text">institutes/{instituteId}/license/current</text:span></text:p>
      <text:p text:style-name="Text_20_body">Single authoritative document.</text:p>
      <text:p text:style-name="Horizontal_20_Line"/>
      <text:h text:style-name="Heading_20_1" text:outline-level="1"><text:soft-page-break/>📄 LICENSE OBJECT STRUCTURE</text:h>
      <text:p text:style-name="Preformatted_20_Text"><text:span text:style-name="Source_20_Text">{</text:span></text:p>
      <text:p text:style-name="Preformatted_20_Text"><text:span text:style-name="Source_20_Text"><text:s text:c="2"/>schemaVersion: 1,</text:span></text:p>
      <text:p text:style-name="Preformatted_20_Text"/>
      <text:p text:style-name="Preformatted_20_Text"><text:span text:style-name="Source_20_Text"><text:s text:c="2"/>instituteId: "inst_001",</text:span></text:p>
      <text:p text:style-name="Preformatted_20_Text"/>
      <text:p text:style-name="Preformatted_20_Text"><text:span text:style-name="Source_20_Text"><text:s text:c="2"/>currentLayer: "L2", <text:s text:c="2"/>// L0 | L1 | L2 | L3</text:span></text:p>
      <text:p text:style-name="Preformatted_20_Text"/>
      <text:p text:style-name="Preformatted_20_Text"><text:span text:style-name="Source_20_Text"><text:s text:c="2"/>planName: "Controlled",</text:span></text:p>
      <text:p text:style-name="Preformatted_20_Text"><text:span text:style-name="Source_20_Text"><text:s text:c="2"/>billingCycle: "monthly", <text:s text:c="2"/>// monthly | annual</text:span></text:p>
      <text:p text:style-name="Preformatted_20_Text"><text:span text:style-name="Source_20_Text"><text:s text:c="2"/>startDate: timestamp,</text:span></text:p>
      <text:p text:style-name="Preformatted_20_Text"><text:span text:style-name="Source_20_Text"><text:s text:c="2"/>expiryDate: timestamp,</text:span></text:p>
      <text:p text:style-name="Preformatted_20_Text"><text:span text:style-name="Source_20_Text"><text:s text:c="2"/>renewalDate: timestamp,</text:span></text:p>
      <text:p text:style-name="Preformatted_20_Text"/>
      <text:p text:style-name="Preformatted_20_Text"><text:span text:style-name="Source_20_Text"><text:s text:c="2"/>activeStudentLimit: 250,</text:span></text:p>
      <text:p text:style-name="Preformatted_20_Text"><text:span text:style-name="Source_20_Text"><text:s text:c="2"/>activeStudentCount: 187,</text:span></text:p>
      <text:p text:style-name="Preformatted_20_Text"/>
      <text:p text:style-name="Preformatted_20_Text"><text:span text:style-name="Source_20_Text"><text:s text:c="2"/>featureFlags: {</text:span></text:p>
      <text:p text:style-name="Preformatted_20_Text"><text:span text:style-name="Source_20_Text"><text:s text:c="4"/>adaptivePhase: true,</text:span></text:p>
      <text:p text:style-name="Preformatted_20_Text"><text:span text:style-name="Source_20_Text"><text:s text:c="4"/>diagnosticAlerts: true,</text:span></text:p>
      <text:p text:style-name="Preformatted_20_Text"><text:span text:style-name="Source_20_Text"><text:s text:c="4"/>controlledMode: true,</text:span></text:p>
      <text:p text:style-name="Preformatted_20_Text"><text:span text:style-name="Source_20_Text"><text:s text:c="4"/>hardMode: true,</text:span></text:p>
      <text:p text:style-name="Preformatted_20_Text"><text:span text:style-name="Source_20_Text"><text:s text:c="4"/>riskEngine: true,</text:span></text:p>
      <text:p text:style-name="Preformatted_20_Text"><text:span text:style-name="Source_20_Text"><text:s text:c="4"/>aiSummaryStudent: true,</text:span></text:p>
      <text:p text:style-name="Preformatted_20_Text"><text:span text:style-name="Source_20_Text"><text:s text:c="4"/>aiSummaryBatch: true,</text:span></text:p>
      <text:p text:style-name="Preformatted_20_Text"><text:span text:style-name="Source_20_Text"><text:s text:c="4"/>governanceAccess: false,</text:span></text:p>
      <text:p text:style-name="Preformatted_20_Text"><text:span text:style-name="Source_20_Text"><text:s text:c="4"/>vendorOverrideEnabled: false</text:span></text:p>
      <text:p text:style-name="Preformatted_20_Text"><text:span text:style-name="Source_20_Text"><text:s text:c="2"/>},</text:span></text:p>
      <text:p text:style-name="Preformatted_20_Text"/>
      <text:p text:style-name="Preformatted_20_Text"><text:span text:style-name="Source_20_Text"><text:s text:c="2"/>eligibilityFlags: {</text:span></text:p>
      <text:p text:style-name="Preformatted_20_Text"><text:span text:style-name="Source_20_Text"><text:s text:c="4"/>l1Eligible: true,</text:span></text:p>
      <text:p text:style-name="Preformatted_20_Text"><text:span text:style-name="Source_20_Text"><text:s text:c="4"/>l2Eligible: false,</text:span></text:p>
      <text:p text:style-name="Preformatted_20_Text"><text:span text:style-name="Source_20_Text"><text:s text:c="4"/>l3Eligible: false</text:span></text:p>
      <text:p text:style-name="Preformatted_20_Text"><text:span text:style-name="Source_20_Text"><text:s text:c="2"/>},</text:span></text:p>
      <text:p text:style-name="Preformatted_20_Text"/>
      <text:p text:style-name="Preformatted_20_Text"><text:span text:style-name="Source_20_Text"><text:s text:c="2"/>usageMetrics: {</text:span></text:p>
      <text:p text:style-name="Preformatted_20_Text"><text:span text:style-name="Source_20_Text"><text:s text:c="4"/>testsConductedThisMonth: 12,</text:span></text:p>
      <text:p text:style-name="Preformatted_20_Text"><text:span text:style-name="Source_20_Text"><text:s text:c="4"/>peakActiveStudentsThisCycle: 198</text:span></text:p>
      <text:p text:style-name="Preformatted_20_Text"><text:span text:style-name="Source_20_Text"><text:s text:c="2"/>},</text:span></text:p>
      <text:p text:style-name="Preformatted_20_Text"/>
      <text:p text:style-name="Preformatted_20_Text"><text:span text:style-name="Source_20_Text"><text:s text:c="2"/>vendorOverride: {</text:span></text:p>
      <text:p text:style-name="Preformatted_20_Text"><text:span text:style-name="Source_20_Text"><text:s text:c="4"/>overrideActive: false,</text:span></text:p>
      <text:p text:style-name="Preformatted_20_Text"><text:span text:style-name="Source_20_Text"><text:s text:c="4"/>overrideReason: null,</text:span></text:p>
      <text:p text:style-name="Preformatted_20_Text"><text:span text:style-name="Source_20_Text"><text:s text:c="4"/>overrideExpiresAt: null</text:span></text:p>
      <text:p text:style-name="Preformatted_20_Text"><text:span text:style-name="Source_20_Text"><text:s text:c="2"/>},</text:span></text:p>
      <text:p text:style-name="Preformatted_20_Text"/>
      <text:p text:style-name="Preformatted_20_Text"><text:span text:style-name="Source_20_Text"><text:s text:c="2"/>immutable: false,</text:span></text:p>
      <text:p text:style-name="Preformatted_20_Text"><text:span text:style-name="Source_20_Text"><text:s text:c="2"/>lastUpdatedAt: timestamp</text:span></text:p>
      <text:p text:style-name="P1"><text:span text:style-name="Source_20_Text">}</text:span></text:p>
      <text:p text:style-name="Horizontal_20_Line"/>
      <text:h text:style-name="Heading_20_1" text:outline-level="1">🔁 2️⃣ LAYER → FEATURE MAPPING</text:h>
      <text:p text:style-name="Text_20_body">Layer defines default feature set.</text:p>
      <text:h text:style-name="Heading_20_2" text:outline-level="2"><text:soft-page-break/>L0 (Operational)</text:h>
      <text:p text:style-name="Preformatted_20_Text"><text:span text:style-name="Source_20_Text">adaptivePhase = false</text:span></text:p>
      <text:p text:style-name="Preformatted_20_Text"><text:span text:style-name="Source_20_Text">controlledMode = false</text:span></text:p>
      <text:p text:style-name="Preformatted_20_Text"><text:span text:style-name="Source_20_Text">hardMode = false</text:span></text:p>
      <text:p text:style-name="Preformatted_20_Text"><text:span text:style-name="Source_20_Text">diagnosticAlerts = false</text:span></text:p>
      <text:p text:style-name="Preformatted_20_Text"><text:span text:style-name="Source_20_Text">aiSummaryStudent = false</text:span></text:p>
      <text:p text:style-name="Preformatted_20_Text"><text:span text:style-name="Source_20_Text">aiSummaryBatch = false</text:span></text:p>
      <text:p text:style-name="P1"><text:span text:style-name="Source_20_Text">governanceAccess = false</text:span></text:p>
      <text:p text:style-name="Horizontal_20_Line"/>
      <text:h text:style-name="Heading_20_2" text:outline-level="2">L1 (Diagnostic)</text:h>
      <text:p text:style-name="Preformatted_20_Text"><text:span text:style-name="Source_20_Text">diagnosticAlerts = true</text:span></text:p>
      <text:p text:style-name="Preformatted_20_Text"><text:span text:style-name="Source_20_Text">riskEngine = true</text:span></text:p>
      <text:p text:style-name="Preformatted_20_Text"><text:span text:style-name="Source_20_Text">aiSummaryStudent = true</text:span></text:p>
      <text:p text:style-name="Preformatted_20_Text"><text:span text:style-name="Source_20_Text">controlledMode = false</text:span></text:p>
      <text:p text:style-name="P1"><text:span text:style-name="Source_20_Text">governanceAccess = false</text:span></text:p>
      <text:p text:style-name="Horizontal_20_Line"/>
      <text:h text:style-name="Heading_20_2" text:outline-level="2">L2 (Controlled)</text:h>
      <text:p text:style-name="Preformatted_20_Text"><text:span text:style-name="Source_20_Text">adaptivePhase = true</text:span></text:p>
      <text:p text:style-name="Preformatted_20_Text"><text:span text:style-name="Source_20_Text">controlledMode = true</text:span></text:p>
      <text:p text:style-name="Preformatted_20_Text"><text:span text:style-name="Source_20_Text">hardMode = true</text:span></text:p>
      <text:p text:style-name="Preformatted_20_Text"><text:span text:style-name="Source_20_Text">aiSummaryBatch = true</text:span></text:p>
      <text:p text:style-name="P1"><text:span text:style-name="Source_20_Text">governanceAccess = false</text:span></text:p>
      <text:p text:style-name="Horizontal_20_Line"/>
      <text:h text:style-name="Heading_20_2" text:outline-level="2">L3 (Governance)</text:h>
      <text:p text:style-name="P1"><text:span text:style-name="Source_20_Text">governanceAccess = true</text:span></text:p>
      <text:p text:style-name="Text_20_body">Layer upgrade automatically recalculates featureFlags.</text:p>
      <text:p text:style-name="Text_20_body">But vendor can override selectively.</text:p>
      <text:p text:style-name="Horizontal_20_Line"/>
      <text:h text:style-name="Heading_20_1" text:outline-level="1">🏷 3️⃣ FEATURE FLAGS (DETAILED)</text:h>
      <text:p text:style-name="Text_20_body">Feature flags must:</text:p>
      <text:list text:style-name="L49">
        <text:list-item>
          <text:p text:style-name="P51">Be evaluated server-side</text:p>
        </text:list-item>
        <text:list-item>
          <text:p text:style-name="P51">Not be trusted from client</text:p>
        </text:list-item>
        <text:list-item>
          <text:p text:style-name="P51">Be cached briefly (memory cache 60s)</text:p>
        </text:list-item>
        <text:list-item>
          <text:p text:style-name="P51">Be referenced via middleware</text:p>
        </text:list-item>
      </text:list>
      <text:p text:style-name="Text_20_body">Example enforcement:</text:p>
      <text:p text:style-name="Preformatted_20_Text"><text:span text:style-name="Source_20_Text">if (!license.featureFlags.controlledMode)</text:span></text:p>
      <text:p text:style-name="P1"><text:soft-page-break/><text:span text:style-name="Source_20_Text"><text:s text:c="4"/>throw 403</text:span></text:p>
      <text:p text:style-name="Horizontal_20_Line"/>
      <text:h text:style-name="Heading_20_1" text:outline-level="1">🎯 4️⃣ ELIGIBILITY FLAGS</text:h>
      <text:p text:style-name="Text_20_body">Eligibility logic is maturity-driven.</text:p>
      <text:p text:style-name="Text_20_body">Stored in:</text:p>
      <text:p text:style-name="Preformatted_20_Text"><text:span text:style-name="Source_20_Text">{</text:span></text:p>
      <text:p text:style-name="Preformatted_20_Text"><text:span text:style-name="Source_20_Text"><text:s text:c="2"/>l1Eligible: true,</text:span></text:p>
      <text:p text:style-name="Preformatted_20_Text"><text:span text:style-name="Source_20_Text"><text:s text:c="2"/>l2Eligible: false,</text:span></text:p>
      <text:p text:style-name="Preformatted_20_Text"><text:span text:style-name="Source_20_Text"><text:s text:c="2"/>l3Eligible: false</text:span></text:p>
      <text:p text:style-name="P1"><text:span text:style-name="Source_20_Text">}</text:span></text:p>
      <text:p text:style-name="Text_20_body">Updated via:</text:p>
      <text:list text:style-name="L50">
        <text:list-item>
          <text:p text:style-name="P52">Scheduled maturity evaluator</text:p>
        </text:list-item>
        <text:list-item>
          <text:p text:style-name="P52">Run count thresholds</text:p>
        </text:list-item>
        <text:list-item>
          <text:p text:style-name="P52">Stability index threshold</text:p>
        </text:list-item>
        <text:list-item>
          <text:p text:style-name="P52">Diagnostic volume</text:p>
        </text:list-item>
      </text:list>
      <text:p text:style-name="Text_20_body">Eligibility does NOT auto-upgrade.</text:p>
      <text:p text:style-name="Text_20_body">Only vendor or payment action upgrades.</text:p>
      <text:p text:style-name="Horizontal_20_Line"/>
      <text:h text:style-name="Heading_20_1" text:outline-level="1">👥 5️⃣ STUDENT LIMIT ENFORCEMENT</text:h>
      <text:p text:style-name="Text_20_body">Critical billing logic.</text:p>
      <text:p text:style-name="Horizontal_20_Line"/>
      <text:h text:style-name="Heading_20_2" text:outline-level="2">Active Student Definition</text:h>
      <text:p text:style-name="Text_20_body">Active =</text:p>
      <text:p text:style-name="Preformatted_20_Text"><text:span text:style-name="Source_20_Text">student.status == active</text:span></text:p>
      <text:p text:style-name="Preformatted_20_Text"><text:span text:style-name="Source_20_Text">AND</text:span></text:p>
      <text:p text:style-name="P1"><text:span text:style-name="Source_20_Text">student.archived == false</text:span></text:p>
      <text:p text:style-name="Horizontal_20_Line"/>
      <text:h text:style-name="Heading_20_2" text:outline-level="2">Enforcement Rule</text:h>
      <text:p text:style-name="Text_20_body">Before creating new student:</text:p>
      <text:p text:style-name="Preformatted_20_Text"><text:span text:style-name="Source_20_Text">if activeStudentCount &gt;= activeStudentLimit</text:span></text:p>
      <text:p text:style-name="P1"><text:span text:style-name="Source_20_Text"><text:s text:c="4"/>block creation</text:span></text:p>
      <text:p text:style-name="Text_20_body">Before activating archived student:</text:p>
      <text:p text:style-name="Text_20_body"><text:soft-page-break/>Check limit again.</text:p>
      <text:p text:style-name="Horizontal_20_Line"/>
      <text:h text:style-name="Heading_20_2" text:outline-level="2">Peak Student Tracking</text:h>
      <text:p text:style-name="Text_20_body">Track:</text:p>
      <text:p text:style-name="Preformatted_20_Text"><text:span text:style-name="Source_20_Text">{</text:span></text:p>
      <text:p text:style-name="Preformatted_20_Text"><text:span text:style-name="Source_20_Text"><text:s text:c="2"/>peakActiveStudentsThisCycle: number</text:span></text:p>
      <text:p text:style-name="P1"><text:span text:style-name="Source_20_Text">}</text:span></text:p>
      <text:p text:style-name="Text_20_body">Used for:</text:p>
      <text:list text:style-name="L51">
        <text:list-item>
          <text:p text:style-name="P53">Overage billing</text:p>
        </text:list-item>
        <text:list-item>
          <text:p text:style-name="P53">Invoice calculation</text:p>
        </text:list-item>
      </text:list>
      <text:p text:style-name="Horizontal_20_Line"/>
      <text:h text:style-name="Heading_20_1" text:outline-level="1">🧮 6️⃣ BILLING INTERACTION</text:h>
      <text:p text:style-name="Text_20_body">Billing engine reads:</text:p>
      <text:list text:style-name="L52">
        <text:list-item>
          <text:p text:style-name="P54">activeStudentLimit</text:p>
        </text:list-item>
        <text:list-item>
          <text:p text:style-name="P54">peakActiveStudentsThisCycle</text:p>
        </text:list-item>
        <text:list-item>
          <text:p text:style-name="P54">billingCycle</text:p>
        </text:list-item>
        <text:list-item>
          <text:p text:style-name="P54">expiryDate</text:p>
        </text:list-item>
      </text:list>
      <text:p text:style-name="Text_20_body">Never compute billing in frontend.</text:p>
      <text:p text:style-name="Horizontal_20_Line"/>
      <text:h text:style-name="Heading_20_1" text:outline-level="1">🛡 7️⃣ VENDOR OVERRIDE SYSTEM</text:h>
      <text:p text:style-name="Text_20_body">Vendor can temporarily override:</text:p>
      <text:p text:style-name="Preformatted_20_Text"><text:span text:style-name="Source_20_Text">{</text:span></text:p>
      <text:p text:style-name="Preformatted_20_Text"><text:span text:style-name="Source_20_Text"><text:s text:c="2"/>vendorOverride: {</text:span></text:p>
      <text:p text:style-name="Preformatted_20_Text"><text:span text:style-name="Source_20_Text"><text:s text:c="4"/>overrideActive: true,</text:span></text:p>
      <text:p text:style-name="Preformatted_20_Text"><text:span text:style-name="Source_20_Text"><text:s text:c="4"/>overrideReason: "Demo Mode",</text:span></text:p>
      <text:p text:style-name="Preformatted_20_Text"><text:span text:style-name="Source_20_Text"><text:s text:c="4"/>overrideExpiresAt: timestamp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Override may:</text:p>
      <text:list text:style-name="L53">
        <text:list-item>
          <text:p text:style-name="P55">Unlock higher layer</text:p>
        </text:list-item>
        <text:list-item>
          <text:p text:style-name="P55">Raise student limit</text:p>
        </text:list-item>
        <text:list-item>
          <text:p text:style-name="P55">Enable feature temporarily</text:p>
        </text:list-item>
      </text:list>
      <text:p text:style-name="Text_20_body">Middleware must check:</text:p>
      <text:p text:style-name="Preformatted_20_Text"><text:soft-page-break/><text:span text:style-name="Source_20_Text">if overrideActive AND now &lt; overrideExpiresAt</text:span></text:p>
      <text:p text:style-name="P1"><text:span text:style-name="Source_20_Text"><text:s text:c="4"/>allow</text:span></text:p>
      <text:p text:style-name="Text_20_body">Override never permanent.</text:p>
      <text:p text:style-name="Horizontal_20_Line"/>
      <text:h text:style-name="Heading_20_1" text:outline-level="1">🔄 8️⃣ LICENSE EXPIRY HANDLING</text:h>
      <text:p text:style-name="Text_20_body">If:</text:p>
      <text:p text:style-name="P1"><text:span text:style-name="Source_20_Text">now &gt; expiryDate</text:span></text:p>
      <text:p text:style-name="Text_20_body">Then:</text:p>
      <text:list text:style-name="L54">
        <text:list-item>
          <text:p text:style-name="P56">Downgrade to L0 safe mode</text:p>
        </text:list-item>
        <text:list-item>
          <text:p text:style-name="P56">Block new assignments</text:p>
        </text:list-item>
        <text:list-item>
          <text:p text:style-name="P56">Allow read-only access</text:p>
        </text:list-item>
        <text:list-item>
          <text:p text:style-name="P56">Show billing warning</text:p>
        </text:list-item>
      </text:list>
      <text:p text:style-name="Text_20_body">System must not delete data.</text:p>
      <text:p text:style-name="Horizontal_20_Line"/>
      <text:h text:style-name="Heading_20_1" text:outline-level="1">🧱 9️⃣ LICENSE STATE MACHINE</text:h>
      <text:p text:style-name="Text_20_body">State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State</text:p>
            </table:table-cell>
            <table:table-cell table:style-name="Table1.A1" office:value-type="string">
              <text:p text:style-name="Table_20_Heading">Behavior</text:p>
            </table:table-cell>
          </table:table-row>
        </table:table-header-rows>
        <table:table-row>
          <table:table-cell table:style-name="Table1.A1" office:value-type="string">
            <text:p text:style-name="Table_20_Contents">active</text:p>
          </table:table-cell>
          <table:table-cell table:style-name="Table1.A1" office:value-type="string">
            <text:p text:style-name="Table_20_Contents">Full features</text:p>
          </table:table-cell>
        </table:table-row>
        <table:table-row>
          <table:table-cell table:style-name="Table1.A1" office:value-type="string">
            <text:p text:style-name="Table_20_Contents">grace</text:p>
          </table:table-cell>
          <table:table-cell table:style-name="Table1.A1" office:value-type="string">
            <text:p text:style-name="Table_20_Contents">Limited enforcement</text:p>
          </table:table-cell>
        </table:table-row>
        <table:table-row>
          <table:table-cell table:style-name="Table1.A1" office:value-type="string">
            <text:p text:style-name="Table_20_Contents">expired</text:p>
          </table:table-cell>
          <table:table-cell table:style-name="Table1.A1" office:value-type="string">
            <text:p text:style-name="Table_20_Contents">Downgraded</text:p>
          </table:table-cell>
        </table:table-row>
        <table:table-row>
          <table:table-cell table:style-name="Table1.A1" office:value-type="string">
            <text:p text:style-name="Table_20_Contents">suspended</text:p>
          </table:table-cell>
          <table:table-cell table:style-name="Table1.A1" office:value-type="string">
            <text:p text:style-name="Table_20_Contents">Full block</text:p>
          </table:table-cell>
        </table:table-row>
        <table:table-row>
          <table:table-cell table:style-name="Table1.A1" office:value-type="string">
            <text:p text:style-name="Table_20_Contents">override</text:p>
          </table:table-cell>
          <table:table-cell table:style-name="Table1.A1" office:value-type="string">
            <text:p text:style-name="Table_20_Contents">Temporary unlock</text:p>
          </table:table-cell>
        </table:table-row>
      </table:table>
      <text:p text:style-name="Text_20_body">Store state in:</text:p>
      <text:p text:style-name="Preformatted_20_Text"><text:span text:style-name="Source_20_Text">{</text:span></text:p>
      <text:p text:style-name="Preformatted_20_Text"><text:span text:style-name="Source_20_Text"><text:s text:c="2"/>licenseState: "active"</text:span></text:p>
      <text:p text:style-name="P1"><text:span text:style-name="Source_20_Text">}</text:span></text:p>
      <text:p text:style-name="Horizontal_20_Line"/>
      <text:h text:style-name="Heading_20_1" text:outline-level="1">🔐 10️⃣ SECURITY RULES</text:h>
      <text:p text:style-name="Text_20_body">Institute users:</text:p>
      <text:list text:style-name="L55">
        <text:list-item>
          <text:p text:style-name="P57">Can read license</text:p>
        </text:list-item>
        <text:list-item>
          <text:p text:style-name="P57">Cannot write license</text:p>
        </text:list-item>
      </text:list>
      <text:p text:style-name="Text_20_body">Only vendor role:</text:p>
      <text:list text:style-name="L56">
        <text:list-item>
          <text:p text:style-name="P58"><text:soft-page-break/>Can modify</text:p>
        </text:list-item>
        <text:list-item>
          <text:p text:style-name="P58">Can override</text:p>
        </text:list-item>
        <text:list-item>
          <text:p text:style-name="P58">Can change layer</text:p>
        </text:list-item>
      </text:list>
      <text:p text:style-name="Text_20_body">Firestore rule:</text:p>
      <text:p text:style-name="P1"><text:span text:style-name="Source_20_Text">allow write: if request.auth.role == 'vendor'</text:span></text:p>
      <text:p text:style-name="Horizontal_20_Line"/>
      <text:h text:style-name="Heading_20_1" text:outline-level="1">🧠 11️⃣ MIDDLEWARE ENFORCEMENT FLOW</text:h>
      <text:p text:style-name="Text_20_body">On every critical API:</text:p>
      <text:list text:style-name="L57">
        <text:list-item>
          <text:p text:style-name="P59">Load license</text:p>
        </text:list-item>
        <text:list-item>
          <text:p text:style-name="P59">Validate expiry</text:p>
        </text:list-item>
        <text:list-item>
          <text:p text:style-name="P59">Validate layer</text:p>
        </text:list-item>
        <text:list-item>
          <text:p text:style-name="P59">Validate feature flag</text:p>
        </text:list-item>
        <text:list-item>
          <text:p text:style-name="P59">Validate student limit (if needed)</text:p>
        </text:list-item>
        <text:list-item>
          <text:p text:style-name="P59">Proceed</text:p>
        </text:list-item>
      </text:list>
      <text:p text:style-name="Text_20_body">Never rely on UI hiding.</text:p>
      <text:p text:style-name="Horizontal_20_Line"/>
      <text:h text:style-name="Heading_20_1" text:outline-level="1">📊 12️⃣ LICENSE HISTORY LOG</text:h>
      <text:p text:style-name="Text_20_body">Stored at:</text:p>
      <text:p text:style-name="P1"><text:span text:style-name="Source_20_Text">institutes/{id}/licenseHistory/{entryId}</text:span></text:p>
      <text:p text:style-name="Text_20_body">Example:</text:p>
      <text:p text:style-name="Preformatted_20_Text"><text:span text:style-name="Source_20_Text">{</text:span></text:p>
      <text:p text:style-name="Preformatted_20_Text"><text:span text:style-name="Source_20_Text"><text:s text:c="2"/>oldLayer: "L1",</text:span></text:p>
      <text:p text:style-name="Preformatted_20_Text"><text:span text:style-name="Source_20_Text"><text:s text:c="2"/>newLayer: "L2",</text:span></text:p>
      <text:p text:style-name="Preformatted_20_Text"><text:span text:style-name="Source_20_Text"><text:s text:c="2"/>changedBy: "vendorUser",</text:span></text:p>
      <text:p text:style-name="Preformatted_20_Text"><text:span text:style-name="Source_20_Text"><text:s text:c="2"/>reason: "Upgrade",</text:span></text:p>
      <text:p text:style-name="Preformatted_20_Text"><text:span text:style-name="Source_20_Text"><text:s text:c="2"/>timestamp</text:span></text:p>
      <text:p text:style-name="P1"><text:span text:style-name="Source_20_Text">}</text:span></text:p>
      <text:p text:style-name="Text_20_body">Immutable.</text:p>
      <text:p text:style-name="Horizontal_20_Line"/>
      <text:h text:style-name="Heading_20_1" text:outline-level="1"><text:soft-page-break/>🏛 13️⃣ VENDOR DASHBOARD VIEW</text:h>
      <text:p text:style-name="Text_20_body">Vendor can see:</text:p>
      <text:list text:style-name="L58">
        <text:list-item>
          <text:p text:style-name="P60">All institutes</text:p>
        </text:list-item>
        <text:list-item>
          <text:p text:style-name="P60">Current layer</text:p>
        </text:list-item>
        <text:list-item>
          <text:p text:style-name="P60">Active students</text:p>
        </text:list-item>
        <text:list-item>
          <text:p text:style-name="P60">Limit usage %</text:p>
        </text:list-item>
        <text:list-item>
          <text:p text:style-name="P60">Eligibility %</text:p>
        </text:list-item>
        <text:list-item>
          <text:p text:style-name="P60">Expiry date</text:p>
        </text:list-item>
        <text:list-item>
          <text:p text:style-name="P60">Override status</text:p>
        </text:list-item>
        <text:list-item>
          <text:p text:style-name="P60">Revenue per institute</text:p>
        </text:list-item>
      </text:list>
      <text:p text:style-name="Text_20_body">Never editable by institute.</text:p>
      <text:p text:style-name="Horizontal_20_Line"/>
      <text:h text:style-name="Heading_20_1" text:outline-level="1">🔁 14️⃣ HOT–WARM–COLD INTERACTION</text:h>
      <text:p text:style-name="Text_20_body">License object is always HOT.</text:p>
      <text:p text:style-name="Text_20_body">Never archived.</text:p>
      <text:p text:style-name="Text_20_body">License history never deleted.</text:p>
      <text:p text:style-name="Horizontal_20_Line"/>
      <text:h text:style-name="Heading_20_1" text:outline-level="1">🧬 15️⃣ VERSION COMPATIBILITY</text:h>
      <text:p text:style-name="Text_20_body">License object must include:</text:p>
      <text:p text:style-name="Preformatted_20_Text"><text:span text:style-name="Source_20_Text">{</text:span></text:p>
      <text:p text:style-name="Preformatted_20_Text"><text:span text:style-name="Source_20_Text"><text:s text:c="2"/>schemaVersion: 1</text:span></text:p>
      <text:p text:style-name="P1"><text:span text:style-name="Source_20_Text">}</text:span></text:p>
      <text:p text:style-name="Text_20_body">Future upgrades must not break old middleware.</text:p>
      <text:p text:style-name="Horizontal_20_Line"/>
      <text:h text:style-name="Heading_20_1" text:outline-level="1">🎯 FINAL LICENSING OBJECT SUMMARY</text:h>
      <text:p text:style-name="Text_20_body">You now have:</text:p>
      <text:p text:style-name="Text_20_body"><text:soft-page-break/>✔ Layer mapping<text:line-break/>✔ Feature flag control<text:line-break/>✔ Eligibility flags<text:line-break/>✔ Student limit enforcement<text:line-break/>✔ Vendor override system<text:line-break/>✔ Expiry logic<text:line-break/>✔ Grace handling<text:line-break/>✔ Billing integration<text:line-break/>✔ Immutable license history<text:line-break/>✔ Middleware enforcement rules<text:line-break/>✔ Security boundary enforcement<text:line-break/>✔ State machine logic</text:p>
      <text:p text:style-name="Text_20_body">This completes the commercial governance backbone.</text:p>
      <text:p text:style-name="Horizontal_20_Line"/>
      <text:p text:style-name="Text_20_body">At this point, your blueprint includes:</text:p>
      <text:list text:style-name="L59">
        <text:list-item>
          <text:p text:style-name="P61">Multi-Tenancy</text:p>
        </text:list-item>
        <text:list-item>
          <text:p text:style-name="P61">RBAC</text:p>
        </text:list-item>
        <text:list-item>
          <text:p text:style-name="P61">Firestore schema</text:p>
        </text:list-item>
        <text:list-item>
          <text:p text:style-name="P61">Security rules</text:p>
        </text:list-item>
        <text:list-item>
          <text:p text:style-name="P61">Execution engine</text:p>
        </text:list-item>
        <text:list-item>
          <text:p text:style-name="P61">Risk engine</text:p>
        </text:list-item>
        <text:list-item>
          <text:p text:style-name="P61">Pattern engine</text:p>
        </text:list-item>
        <text:list-item>
          <text:p text:style-name="P61">AI summary</text:p>
        </text:list-item>
        <text:list-item>
          <text:p text:style-name="P61">Calibration engine</text:p>
        </text:list-item>
        <text:list-item>
          <text:p text:style-name="P61">Global versioning</text:p>
        </text:list-item>
        <text:list-item>
          <text:p text:style-name="P61">HOT–WARM–COLD</text:p>
        </text:list-item>
        <text:list-item>
          <text:p text:style-name="P61">BigQuery archive</text:p>
        </text:list-item>
        <text:list-item>
          <text:p text:style-name="P61">Governance snapshot</text:p>
        </text:list-item>
        <text:list-item>
          <text:p text:style-name="P61">Schema evolution</text:p>
        </text:list-item>
        <text:list-item>
          <text:p text:style-name="P61">System-wide versioning</text:p>
        </text:list-item>
        <text:list-item>
          <text:p text:style-name="P61">Licensing object</text:p>
        </text:list-item>
      </text:list>
      <text:p text:style-name="Text_20_body">Remaining critical pillars:</text:p>
      <text:p text:style-name="Text_20_body">📧 Email Queue &amp; Notification Architecture<text:line-break/>🔄 Full Cloud Function Trigger Graph<text:line-break/>🛡 Monitoring &amp; Logging Architecture<text:line-break/><text:soft-page-break/>💳 Payment &amp; Subscription Automation<text:line-break/>🚀 DevOps &amp; Deployment Architecture</text:p>
      <text:p text:style-name="Text_20_body">Which one do we formalize next?</text:p>
      <text:p text:style-name="P4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3-02T12:03:09.617475140</dc:date>
    <meta:editing-duration>PT16M40S</meta:editing-duration>
    <meta:editing-cycles>4</meta:editing-cycles>
    <meta:generator>LibreOffice/24.2.7.2$Linux_X86_64 LibreOffice_project/420$Build-2</meta:generator>
    <meta:document-statistic meta:table-count="1" meta:image-count="0" meta:object-count="0" meta:page-count="10" meta:paragraph-count="262" meta:word-count="864" meta:character-count="5918" meta:non-whitespace-character-count="5228"/>
  </office:meta>
</office:document-meta>
</file>